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00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date" office:date-value="2020-01-31" calcext:value-type="date">
            <text:p>31/01/2020</text:p>
          </table:table-cell>
          <table:table-cell table:style-name="ce3" office:value-type="date" office:date-value="2020-02-28" calcext:value-type="date">
            <text:p>28/02/2020</text:p>
          </table:table-cell>
          <table:table-cell table:style-name="ce3" office:value-type="date" office:date-value="2020-04-30" calcext:value-type="date">
            <text:p>30/04/2020</text:p>
          </table:table-cell>
          <table:table-cell table:style-name="ce3" office:value-type="date" office:date-value="2020-06-30" calcext:value-type="date">
            <text:p>30/06/2020</text:p>
          </table:table-cell>
          <table:table-cell table:style-name="ce3" office:value-type="date" office:date-value="2020-07-31" calcext:value-type="date">
            <text:p>31/07/2020</text:p>
          </table:table-cell>
          <table:table-cell table:style-name="ce3" office:value-type="date" office:date-value="2020-09-30" calcext:value-type="date">
            <text:p>30/09/2020</text:p>
          </table:table-cell>
          <table:table-cell table:style-name="ce3" office:value-type="date" office:date-value="2020-12-10" calcext:value-type="date">
            <text:p>10/12/2020</text:p>
          </table:table-cell>
          <table:table-cell table:number-columns-repeated="1017"/>
        </table:table-row>
        <table:table-row table:style-name="ro2">
          <table:table-cell office:value-type="float" office:value="7.14" calcext:value-type="float">
            <text:p>7,14</text:p>
          </table:table-cell>
          <table:table-cell office:value-type="float" office:value="7.53" calcext:value-type="float">
            <text:p>7,53</text:p>
          </table:table-cell>
          <table:table-cell office:value-type="float" office:value="7.61" calcext:value-type="float">
            <text:p>7,61</text:p>
          </table:table-cell>
          <table:table-cell office:value-type="float" office:value="8.12" calcext:value-type="float">
            <text:p>8,12</text:p>
          </table:table-cell>
          <table:table-cell office:value-type="float" office:value="7.81" calcext:value-type="float">
            <text:p>7,81</text:p>
          </table:table-cell>
          <table:table-cell office:value-type="float" office:value="7.85" calcext:value-type="float">
            <text:p>7,8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Retta di regr.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q</text:p>
          </table:table-cell>
          <table:table-cell table:number-columns-repeated="1021"/>
        </table:table-row>
        <table:table-row table:style-name="ro2">
          <table:table-cell/>
          <table:table-cell table:formula="of:=SLOPE([.A4:.F4];[.A3:.F3])" office:value-type="float" office:value="0.00282717427880938" calcext:value-type="float">
            <text:p>0,002827174278809</text:p>
          </table:table-cell>
          <table:table-cell table:formula="of:=INTERCEPT([.A4:.F4];[.A3:.F3])" office:value-type="float" office:value="-116.653034201107" calcext:value-type="float">
            <text:p>-116,6530342011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ovarianza:</text:p>
          </table:table-cell>
          <table:table-cell table:formula="of:=COVAR([.A3:.F3];[.A4:.F4])" office:value-type="float" office:value="20.5372222222222" calcext:value-type="float">
            <text:p>20,537222222222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Pearson:</text:p>
          </table:table-cell>
          <table:table-cell table:formula="of:=PEARSON([.A3:.F3];[.A4:.F4])" office:value-type="float" office:value="0.789907047487316" calcext:value-type="float">
            <text:p>0,78990704748731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Stima(10/12):</text:p>
          </table:table-cell>
          <table:table-cell table:formula="of:=TREND([.A4:.F4];[.A3:.F3];[.G3])" office:value-type="float" office:value="8.23738956529719" calcext:value-type="float">
            <text:p>8,23738956529719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N.giocate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N.rosso</text:p>
          </table:table-cell>
          <table:table-cell office:value-type="float" office:value="4828" calcext:value-type="float">
            <text:p>4828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N.nero</text:p>
          </table:table-cell>
          <table:table-cell office:value-type="float" office:value="4921" calcext:value-type="float">
            <text:p>492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N. Zero</text:p>
          </table:table-cell>
          <table:table-cell office:value-type="float" office:value="251" calcext:value-type="float">
            <text:p>25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4" office:value-type="string" calcext:value-type="string">
            <text:p>Calcolo Valori attes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Rosso</text:p>
          </table:table-cell>
          <table:table-cell table:style-name="ce4" office:value-type="string" calcext:value-type="string">
            <text:p>Nero</text:p>
          </table:table-cell>
          <table:table-cell table:style-name="ce4" office:value-type="string" calcext:value-type="string">
            <text:p>Zero</text:p>
          </table:table-cell>
          <table:table-cell table:style-name="ce4" office:value-type="string" calcext:value-type="string">
            <text:p>Total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umeri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ercentuale</text:p>
          </table:table-cell>
          <table:table-cell table:style-name="ce9" table:formula="of:=18/37" office:value-type="float" office:value="0.486486486486487" calcext:value-type="float">
            <text:p>0,486</text:p>
          </table:table-cell>
          <table:table-cell table:style-name="ce9" table:formula="of:=18/37" office:value-type="float" office:value="0.486486486486487" calcext:value-type="float">
            <text:p>0,486</text:p>
          </table:table-cell>
          <table:table-cell table:style-name="ce9" table:formula="of:=1/37" office:value-type="float" office:value="0.027027027027027" calcext:value-type="float">
            <text:p>0,027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Valori attesi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Rosso</text:p>
          </table:table-cell>
          <table:table-cell table:style-name="ce10" table:formula="of:=[.B17]*[.B27]" office:value-type="float" office:value="4864.86486486487" calcext:value-type="float">
            <text:p>4865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Nero</text:p>
          </table:table-cell>
          <table:table-cell table:style-name="ce10" table:formula="of:=[.B17]*[.C27]" office:value-type="float" office:value="4864.86486486487" calcext:value-type="float">
            <text:p>4865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Zero</text:p>
          </table:table-cell>
          <table:table-cell table:style-name="ce10" table:formula="of:=[.B17]*[.D27]" office:value-type="float" office:value="270.27027027027" calcext:value-type="float">
            <text:p>27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est.CHI</text:p>
          </table:table-cell>
          <table:table-cell table:formula="of:=LEGACY.CHITEST([.B18:.B20]; [.B31:.B33])" office:value-type="float" office:value="0.316468820539001" calcext:value-type="float">
            <text:p>0,316468820539001</text:p>
          </table:table-cell>
          <table:table-cell/>
          <table:table-cell table:style-name="ce11" office:value-type="string" calcext:value-type="string">
            <text:p>Con un livello di affidabilità del 32% possiamo dire che òla roulette russa non è truccata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10:25:37.93919847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09:25:04.017778146</meta:creation-date>
    <dc:date>2021-02-15T10:35:23.207592031</dc:date>
    <meta:editing-duration>PT19M41S</meta:editing-duration>
    <meta:editing-cycles>26</meta:editing-cycles>
    <meta:generator>LibreOffice/7.1.0.3$Linux_X86_64 LibreOffice_project/10$Build-3</meta:generator>
    <meta:document-statistic meta:table-count="1" meta:cell-count="58" meta:object-count="0"/>
  </office:meta>
</office:document-meta>
</file>